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ffff00"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style:font-weight-asian="normal"/>
    </style:style>
    <style:style style:name="T5" style:family="text">
      <style:text-properties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Analysis of the Policy Base </text:p>
      <text:p text:style-name="Standard"/>
      <text:p text:style-name="Standard">In this section, we will examine various policy bases and their effects on computation time. <text:s/>We created a program to randomly generate alp policy bases using different input variables (ie. subject size, number of roles, number of temporal intervals, etc.). <text:s/>Using this tool, we were able to generate 31 experiments that would test some concerns we had with the formal language and its use.</text:p>
      <text:p text:style-name="Standard"/>
      <text:p text:style-name="Standard">These concerns are as follows:</text:p>
      <text:list xml:id="list1919609802" text:style-name="L1">
        <text:list-item>
          <text:p text:style-name="P4">Computation time as the size of the policy base increases uniformly (without complex rules)</text:p>
        </text:list-item>
        <text:list-item>
          <text:p text:style-name="P4">Evaluating computation time as the complexity of alp rules increases</text:p>
        </text:list-item>
        <text:list-item>
          <text:p text:style-name="P4">Effects of computation time as the number of XML documents requiring authorisation increases</text:p>
        </text:list-item>
        <text:list-item>
          <text:p text:style-name="P4">The effects of the number of temporal intervals and their complex relationships on computation time</text:p>
        </text:list-item>
        <text:list-item>
          <text:p text:style-name="P4">Examining larger scale policy bases with complex rules against computation time and space</text:p>
        </text:list-item>
      </text:list>
      <text:p text:style-name="Standard"/>
      <text:p text:style-name="Standard">For testing purposes, we utilised the same computer system in which our software prototype is implemented on. <text:s/>This computer includes:</text:p>
      <text:list xml:id="list511697603" text:style-name="L2">
        <text:list-item>
          <text:p text:style-name="P5">an Intel(R) Core(TM) 2 Duo CPU @ 2.00GHz</text:p>
        </text:list-item>
        <text:list-item>
          <text:p text:style-name="P5">2 GB of System Memory</text:p>
        </text:list-item>
        <text:list-item>
          <text:p text:style-name="P5">80 GB of local hard drive space</text:p>
        </text:list-item>
        <text:list-item>
          <text:p text:style-name="P5">an install of the Ubuntu Linux Operating System, Release 10.04 (lucid), Kernel 2.6.32.23</text:p>
        </text:list-item>
      </text:list>
      <text:p text:style-name="Standard"/>
      <text:p text:style-name="Standard">(show experiments table here)</text:p>
      <text:p text:style-name="Standard"/>
      <text:p text:style-name="Standard">For each test, we utilised our software implementation to compute an answerset of authorisations. <text:s/>We implemented new modules into it for the purpose of obtaining the metrics we required. <text:s/>Basically, since our prototype was primarily built as a front-end to the Potassco Answer Set solver tools (the grounder gringo and the answerset solver clasp), we were mainly testing our policy bases against them. <text:s/>For this reason we believe that there would not be much significant difference in the results found if we utilised those tools alone.</text:p>
      <text:p text:style-name="Standard"/>
      <text:p text:style-name="Standard">Our experiment table shows the different variations of policy bases we generated. <text:s/>Most of the elements of each policy base are straightforwardly. <text:s/>Subjects, roles, and temporal intervals represent the number of each written into the policy base. <text:s/>Role and temporal relationships represent the number of times a relation like Allen's temporal algebra or role relations like 'before' or 'separate' are used in the policy base. <text:s/>Role memberships are the number of times a 'grant' statement has been written for a subject and a role. <text:s/>We also statically specify the number of XML documents we are providing authorisation to. <text:s/>The number of XPath's allowed is a minimum and maximum multiplied against the number of XML documents present. <text:s/>Finally, we indicate the number of normal rules, variable rules (rules with variable terms instead of constants), and the number of positive and negative (non-monotonic) body statements in each. <text:s/>All these elements factor towards calculating |pb| which is basically a summation of all of them (facts/terms, rules).</text:p>
      <text:p text:style-name="Standard"/>
      <text:p text:style-name="Standard">For each test we recorded the time (in milliseconds) it took to ground the policy base into a variable-free logic program, the size of that grounded policy base, and the time it took to solve it. <text:s/>pb' represents the grounding of each variable rule where each rule is duplicated into normal rules with constant terms which therefore increases |pb|, the size of the policy base, into |pb'|, the size of the grounded policy base. <text:s/>For some cases we also recorded the file sizes of the grounded and answerset files. <text:s/>We thought they might be important since they may indicate any impacts on the implementation and computers performance.</text:p>
      <text:p text:style-name="Standard"/>
      <text:p text:style-name="Standard"><text:soft-page-break/>The following sections will discuss the experiments we created to examine the different concerns we mentioned before.</text:p>
      <text:p text:style-name="P1"/>
      <text:p text:style-name="P1">Analysis of Policy Base Size and Complexity without Rules Against Computation Time</text:p>
      <text:p text:style-name="P1"/>
      <text:p text:style-name="P2">In experiments 1 to 4 we examined the effects of uniformly increasing the size of the policy base, |pb|, that does not have normal or variable rules. <text:s/>Before running these tests, we assumed that as the policy base size increases there would be only a slight increase in complexity due to the absence of rules and therefore computation time (grounding and solving) would be kept low.</text:p>
      <text:p text:style-name="P2"/>
      <text:p text:style-name="P2">(show graph here)</text:p>
      <text:p text:style-name="P2"/>
      <text:p text:style-name="P2">Our results show that in these cases, as |pb| increases, computation time uniformly increases as well. <text:s/>Even without the complexity of any normal or variable rules in the policy base, it does take longer to both ground and solve the logic program. <text:s/>This uniform increase is expected but not because of only the increase in |pb|. <text:s/>We must consider the fact that our policy base still includes the language rules of Axmlt. <text:s/>Although there is an absence of normal and variable rules, the pb is not completely absent of any complex rules. <text:s/>Rules still exist within pb to compute things such as role relationships, role grants, and temporal interval relationships. <text:s/>With each experiments increase in |pb|, we also indirectly increased the number of each of these relationships. <text:s/>Therefore, these language rules account for most of the increase in computation time. <text:s/>In any case, are assumptions have proven to be true. <text:s/>However, realistically a pb will have numerous normal and variable rules included and we would like to examine their effects. <text:s/>The next set of experiments will do this but with only a concise pb. <text:s/>Eventually, we will examine a larger scale pb with even more complex rules against computation time and also space.</text:p>
      <text:p text:style-name="P2"/>
      <text:p text:style-name="P1">Evaluating Complexity of Policy Bases with Normal and Variable Rule Types</text:p>
      <text:p text:style-name="P1"/>
      <text:p text:style-name="P2">Experiments 5 to 19 evaluate the effects of policy bases with varying variable and normal rules in conjunction with properties like those of experiments 1 and 2. <text:s/>We will also examine the effects of changing the number of positive and negative body statements in both types of roles.</text:p>
      <text:p text:style-name="P2"/>
      <text:p text:style-name="P2">Before running these tests, our assumption was that variable rules would be the major contributor for the policy bases complexity and therefore size of |pb'| after grounding. <text:s/>This assumption lead us to believe that there would be results showing that policy bases that predominantly had variable rules would have greater computation times. <text:s/>We also believed that the number of positive body statements versus the number of negative body statements would have no effect.</text:p>
      <text:p text:style-name="P2"/>
      <text:p text:style-name="P2">(show graph here)</text:p>
      <text:p text:style-name="P2"/>
      <text:p text:style-name="P2">For experiments 5 to 13, we randomly generated policy bases with both one positive and one negative body statement. <text:s/>For experiments with variables rules, the average number of variable terms allowed was 2.</text:p>
      <text:p text:style-name="P2"/>
      <text:p text:style-name="Standard"><text:span text:style-name="T2">For experiments 5, 6, and 7, we noted no real difference in computation times. <text:s/>However, surprisingly with experiments 8 and 9 we saw that policy bases with a slightly increased |pb| and only either variable or normal rules differed significantly. <text:s/>We found that rules not containing variables took slightly more time to both ground and compute. <text:s/>Separately, we ran these two experiments a few more times to ensure their validity. <text:s/>The majority of those results leaned towards demonstrating that normal rules were causing an increase in computation times. <text:s/>After examining the results, the logic programs, and the answersets we </text:span><text:span text:style-name="T3">believe the reason for this was to do with our policy base generator.</text:span></text:p>
      <text:p text:style-name="P3"><text:soft-page-break/></text:p>
      <text:p text:style-name="Standard"><text:span text:style-name="T2">Because our policy base generator tool randomly does it job, there is a chance in a smaller policy base for rules to be eliminated or solved in pb' quickly.</text:span> <text:s/>Due to the small policy base size, only a limited number of variations for both variable and normal rules were created in these experiments. <text:s/>When the facts were generated in the policy base (subjects, roles, intervals, etc.), the normal rules created tended to be satisfied more often because they contained similar conditions (body statements). <text:s/>This apparently went oppositely for the variable rules.</text:p>
      <text:p text:style-name="Standard"/>
      <text:p text:style-name="Standard">Although variable rules tend to expand, if those rules are proven to be false in most cases, then they will be not utilised any further in the policy base. <text:s/>From examining the answersets, it seems that constant rules tended to be evaluated true in more cases which lead them to be further reasoned upon with the rest of the language rules in pb. <text:s/>So, in our experiments we were getting more normal rules that happened to be true as opposed to variable rules that were being proven to be in most cases false.</text:p>
      <text:p text:style-name="Standard"/>
      <text:p text:style-name="Standard">Therefore, the computation times, mainly for solving the logic program, are accounted for by the further reasoning required by the language rules for those valid normal rules. <text:s/><text:span text:style-name="T2">These results are again indicated in experiments 11 and 12 when |pb| is increased and the number of normal and variable rules is doubled individually and respectively. <text:s/>However, we believe this not a definitive answer. <text:s/>We know that the results of these experiments could go oppositely as well and we did see this when we ran them repeatedly. <text:s/>Obviously, because of the randomness of the policy base generator, it is possible that computation times could either way.</text:span></text:p>
      <text:p text:style-name="P2"/>
      <text:p text:style-name="P2">Because the other experiments (5,6,7,10, and 13) show that a closer balance of variable and normal rules tend to have a balanced result for computation, we believe that normal rules and variable rules generally have the same complexity. <text:s/>We assume that the scenario changes when the policy base increases. <text:s/>With a larger |pb|, variable rules are grounded into much more variable-free rules. <text:s/>Therefore, the number of grounded variable-free rules should instead be compared to the number of normal rules.</text:p>
      <text:p text:style-name="P2"/>
      <text:p text:style-name="P2">To prove this, we duplicated these experiments but edited them so that they would have a closer number of grounded variable rules to normal rules. <text:s/>By doing so, we found that the computation times were in fact the same for both cases. <text:s/>The reason behind the increased computation times in the original experiments was only because one set of rules, normal or variable, was validating truer in the other and therefore required more solving.</text:p>
      <text:p text:style-name="P2"/>
      <text:p text:style-name="P2">The results for the rest of the experiments with a set |pb| show a uniformly increasing pattern. <text:s/>With an increase in |pb|, we see a slight increase in computation times (experiments 14 to 19). <text:s text:c="2"/>As well, we also found that variations in either positive or negative body statements does not have much effect.</text:p>
      <text:p text:style-name="P2"/>
      <text:p text:style-name="P2">Based on our original assumptions, we found that our comparison of variable rules to normal rules was incorrect. <text:s/>Although our results showed some interesting phenomenon, we account it to the design of our policy base generating tool. <text:s/>We changed our assumption by correctly comparing the grounding of those variable rules to the normal rules. <text:s/>We found this comparison trivial because variable-free rules are no different than normal rules. <text:s/>Finally, we affirmed that the number of positive and negative body statements is not a factor in both types of rules.</text:p>
      <text:p text:style-name="P2"/>
      <text:p text:style-name="P1">Examining the Capacity for XML Documents Requiring Access Control</text:p>
      <text:p text:style-name="P2"/>
      <text:p text:style-name="P2">For experiments 20, 21, and 22, we examined the effects of increasing the presence of XML documents and XPath's in the pb. <text:s/>Because there exists no necessary logical reasoning for XML <text:soft-page-break/>documents and XPath objects, we believed that any increase would not effect the computation of the logic program.</text:p>
      <text:p text:style-name="P2"/>
      <text:p text:style-name="P2">The presence of XML documents in the pb is actually the product of the number of documents and the average number of XPath's. <text:s/>Table # shows the maximum and minimum number of XPath's present in each experiment.</text:p>
      <text:p text:style-name="P2"/>
      <text:p text:style-name="P2">(show table showing maximum minimum XPaths)</text:p>
      <text:p text:style-name="P2"/>
      <text:p text:style-name="P2">Unsurprisingly, our assumption was correct and the number of XML documents and XPath's did not in fact have a large effect on our pb's computation time for the experiments. <text:s/>We believe that this is true for an even larger number of XML documents and that computation time would increase uniformly but at a very small factor. <text:s/>Therefore, we believe XML documents do not have any significant impact on the computation of the pb. <text:s/>This is beneficial as it shows that Axmlt is not limited in its ability to provide access control to various collections of XML documents.</text:p>
      <text:p text:style-name="P2"/>
      <text:p text:style-name="P2">(show graph here)</text:p>
      <text:p text:style-name="P2"/>
      <text:p text:style-name="P1">Effects of Temporal Intervals and Complex Temporal Interval Relationships on Policy Base Computation</text:p>
      <text:p text:style-name="P1"/>
      <text:p text:style-name="P2">For experiments 23 and 24, we examined the effects of increasing the number of temporal intervals and their relationships in the pb. <text:s/>In contrast to our experiments with XML documents, we believed that temporal intervals would escalate the computation time significantly due to the requirement of their relationships, defined in Axmlt's language rules, to be logically reasoned upon in pb.</text:p>
      <text:p text:style-name="P2"/>
      <text:p text:style-name="P2">For both experiments, we utilised two cases that only differed by the number of temporal intervals and relationships present. <text:s/>Since most of the previous experiments utilised a small set of different intervals, we believed we only needed two more cases to get a better idea of the impact temporal intervals have on the computation of the pb.</text:p>
      <text:p text:style-name="P2"/>
      <text:p text:style-name="P2">(show graph here)</text:p>
      <text:p text:style-name="P2"/>
      <text:p text:style-name="P2">Once again, our assumptions were proven correct as the results of our experiments showed that even with a small increase of temporal intervals (60 more) and relationships (30 more), the computation times would increase so drastically. <text:s/>This is, as we mentioned earlier, caused by the complex relationships of Allen's temporal interval algebra we have interpreted into Axmlt. <text:s/>Every relationship defined in the randomly generated policy base must be examined, solved, and in most cases, used again to define some other relationships. <text:s/>This significant increase in grounding and solving must be accounted for by the logical reasoning of those relationships. </text:p>
      <text:p text:style-name="P2"/>
      <text:p text:style-name="P1">Examining Larger and Complex Policy Bases</text:p>
      <text:p text:style-name="P1"/>
      <text:p text:style-name="P2">Finally, our last seven experiments examine policy bases of even greater size and complexity. <text:s/>After examining other aspects of the policy base that we believed should be done in smaller policy bases due to computation time, we can now see what the effects are when we utilise more subjects, roles, temporal interval, etc.</text:p>
      <text:p text:style-name="P2"/>
      <text:p text:style-name="P2">For these experiments we also included another aspect we thought was important in terms of our software implementation. <text:s/>We recorded the output sizes of the grounded and answerset results as files in megabytes and kilobytes respectively. <text:s/>We thought it would be interesting to highlight these results for these particular experiments since the previous ones had file sizes that were relatively <text:soft-page-break/>small and insignificant.</text:p>
      <text:p text:style-name="P2"/>
      <text:p text:style-name="P2">For these experiments, we have the same assumptions we had with experiments 1 to 4; as |pb| increases and the number of variable and normal rules increases as well, the computation time required will as well. <text:s/>We already saw this happen with our earlier experiments, but as we mentioned then, those policy bases were quite small, did not include complex rules and relationships (besides those present in the language rules), and were therefore not of a realistic nature in comparison to implemented access control policy bases in real world scenarios.</text:p>
      <text:p text:style-name="P2"/>
      <text:p text:style-name="P2">As an aside, it should be noted that for these experiments we did not modify the number of temporal intervals and their relationships as our original assumptions were that they would have too much of an impact on computation time on their own. <text:s/>Therefore, we kept them at a constant and relatively medium size as to not skew the results of the other increasing aspects of the pb.</text:p>
      <text:p text:style-name="P2"/>
      <text:p text:style-name="P2">(show graph 6)</text:p>
      <text:p text:style-name="P2"/>
      <text:p text:style-name="P2">From the results of our experiments, we can see the explosive increase in |pb'| and the computation times to generate and solve it. <text:s/>With the first test, we already see computation times being recorded as seconds instead of milliseconds. <text:s/>From there, each increase in |pb| produces an even larger |pb'| and longer turn around times to an answerset. <text:s/>As well, we see grounded and answerset output data approaching one gigabyte and one megabyte respectively. <text:s/>Both the computation times and output sizes already foreshadow problems with our implementation if it were to be used in scenarios like these. <text:s/>Even worse, experiment 31, which we did not include on the graph, failed to complete as the memory on our computer was exhaustively used up. <text:s/>However, this is not surprising and is understood as the size of |pb'| had eventually increased to more than approximately 18.4 million.</text:p>
      <text:p text:style-name="P2"/>
      <text:p text:style-name="P1">Concluding Remarks</text:p>
      <text:p text:style-name="P2"/>
      <text:p text:style-name="P2">With large scale policy bases, a lot of consideration must be given if Axmlt is to be utilised as an access control model for XML documents. <text:s/>These considerations are mainly to do with the number of subjects, roles, relationships, and conditional rules required (variable and/or normal). <text:s/>Our final experiments showed that even with a constant number of XML documents, temporal intervals and relationships, <text:s/>the computation times and |pb'| were significant and in some cases not possible.</text:p>
      <text:p text:style-name="P2"/>
      <text:p text:style-name="P2">(show graph 1)</text:p>
      <text:p text:style-name="P2"/>
      <text:p text:style-name="P2">From the results of our earlier experiments, we found that the computation times for those grounded |pb'| which were under approximately one million had been relatively acceptable from an implementation point of view. <text:s/>We also discovered that consideration must also be given for the number of temporal intervals and relationships for a given scenario, but oppositely, that the number of XML documents requiring access control is not of much concern. <text:s/>Finally, in terms of the implementation, we also found that with larger scale policy bases, the output generated from computation became increasingly larger with each experiment. <text:s/>We believe, as with any computer system, these large outputs may take a toll on a system. <text:s/>We already saw such a hinder in performance in experiment 31 when the implementation halted due to a lack of system memory. <text:s/>Increasing system memory could be a short term solution, but from a software engineering point of view, is not the definitive one. <text:s/>At this point, we believe best practice, as we mentioned already, would be to consider limiting |pb|.</text:p>
      <text:p text:style-name="P2"/>
      <text:p text:style-name="Standard"><text:span text:style-name="T2">However, it should be realised that these experiments only consider one aspect of our implementation and ignore another; we focus only on the compilation and solving of the policy base and not the querying of it.</text:span></text:p>
      <text:p text:style-name="Standard"><text:soft-page-break/><text:span text:style-name="T2"/></text:p>
      <text:p text:style-name="Standard"><text:span text:style-name="T2">Although there is significant evidence that it becomes more difficult to produce a pb', this process is not actually done in every execution of the prototype. <text:s/>Only on the creation and manipulation of pb are computation times like these probably witnessed. <text:s/>In a real world scenario, this computations would not be required to be done excessively and in the best case, only infrequently required when a change in the access control policy is desired.</text:span></text:p>
      <text:p text:style-name="Standard"><text:span text:style-name="T2"/></text:p>
      <text:p text:style-name="Standard"><text:span text:style-name="T2">Querying, the other major function of our implementation is not factored into these experiments. <text:s/>This is mainly because the process of querying is linearly complex as it only has to do with searching through the computed pb' for the presence of authorisation statements. <text:s/>From our concluding results, we saw that the produced answerset data remained under one megabyte of data; an amount that is still easily searchable. <text:s/>Therefore, although we see a problem with the computation of larger scale and complex policy bases, we can limit our concern due to the fact that these significant findings do not effect the implementation in a frequent matter and will most likely only occur at exceptional interv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olicarpio</meta:initial-creator>
    <meta:creation-date>2010-08-12T09:12:14</meta:creation-date>
    <meta:generator>OpenOffice.org/3.2$Linux OpenOffice.org_project/320m12$Build-9483</meta:generator>
    <dc:date>2010-08-13T12:56:55</dc:date>
    <dc:creator>Sean Policarpio</dc:creator>
    <meta:editing-duration>PT09H05M23S</meta:editing-duration>
    <meta:editing-cycles>219</meta:editing-cycles>
    <meta:document-statistic meta:table-count="0" meta:image-count="0" meta:object-count="0" meta:page-count="6" meta:paragraph-count="60" meta:word-count="3065" meta:character-count="18843"/>
  </office:meta>
</office:document-meta>
</file>